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Preformatted_20_Text" style:list-style-name="L3"/>
    <style:style style:name="P3" style:family="paragraph" style:parent-style-name="Preformatted_20_Text" style:list-style-name="L3">
      <style:paragraph-properties fo:margin-top="0cm" fo:margin-bottom="0.499cm" style:contextual-spacing="false"/>
    </style:style>
    <style:style style:name="P4" style:family="paragraph" style:parent-style-name="Preformatted_20_Text" style:list-style-name="L3">
      <style:paragraph-properties fo:margin-left="0cm" fo:margin-right="0cm" fo:text-indent="0cm" style:auto-text-indent="false"/>
    </style:style>
    <style:style style:name="P5" style:family="paragraph" style:parent-style-name="Preformatted_20_Text" style:list-style-name="L4"/>
    <style:style style:name="P6" style:family="paragraph" style:parent-style-name="Preformatted_20_Text" style:list-style-name="L4">
      <style:paragraph-properties fo:margin-top="0cm" fo:margin-bottom="0.499cm" style:contextual-spacing="false"/>
    </style:style>
    <style:style style:name="P7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/>
    </style:style>
    <style:style style:name="P8" style:family="paragraph" style:parent-style-name="Preformatted_20_Text" style:list-style-name="L5"/>
    <style:style style:name="P9" style:family="paragraph" style:parent-style-name="Preformatted_20_Text" style:list-style-name="L5">
      <style:paragraph-properties fo:margin-top="0cm" fo:margin-bottom="0.499cm" style:contextual-spacing="false"/>
    </style:style>
    <style:style style:name="P10" style:family="paragraph" style:parent-style-name="Preformatted_20_Text" style:list-style-name="L5">
      <style:paragraph-properties fo:margin-left="0cm" fo:margin-right="0cm" fo:text-indent="0cm" style:auto-text-indent="false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fo:font-weight="bold"/>
    </style:style>
    <style:style style:name="P13" style:family="paragraph" style:parent-style-name="Text_20_body">
      <style:text-properties fo:font-weight="bold"/>
    </style:style>
    <style:style style:name="P14" style:family="paragraph" style:parent-style-name="Text_20_body" style:list-style-name="L3">
      <style:text-properties fo:font-weight="bold"/>
    </style:style>
    <style:style style:name="P15" style:family="paragraph" style:parent-style-name="Text_20_body" style:list-style-name="L4">
      <style:text-properties fo:font-weight="bold"/>
    </style:style>
    <style:style style:name="P16" style:family="paragraph" style:parent-style-name="Text_20_body" style:list-style-name="L5">
      <style:text-properties fo:font-weight="bold"/>
    </style:style>
    <style:style style:name="P17" style:family="paragraph" style:parent-style-name="Text_20_body" style:list-style-name="L6">
      <style:text-properties fo:font-weight="bold"/>
    </style:style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3">
      <style:paragraph-properties fo:margin-left="0cm" fo:margin-right="0cm" fo:text-indent="0cm" style:auto-text-indent="false"/>
    </style:style>
    <style:style style:name="P21" style:family="paragraph" style:parent-style-name="Text_20_body" style:list-style-name="L4"/>
    <style:style style:name="P22" style:family="paragraph" style:parent-style-name="Text_20_body" style:list-style-name="L4">
      <style:paragraph-properties fo:margin-left="0cm" fo:margin-right="0cm" fo:text-indent="0cm" style:auto-text-indent="false"/>
    </style:style>
    <style:style style:name="P23" style:family="paragraph" style:parent-style-name="Text_20_body" style:list-style-name="L5"/>
    <style:style style:name="P24" style:family="paragraph" style:parent-style-name="Text_20_body" style:list-style-name="L5">
      <style:paragraph-properties fo:margin-left="0cm" fo:margin-right="0cm" fo:text-indent="0cm" style:auto-text-indent="false"/>
    </style:style>
    <style:style style:name="P25" style:family="paragraph" style:parent-style-name="Text_20_body" style:list-style-name="L5">
      <style:text-properties fo:font-style="italic"/>
    </style:style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officeooo:rsid="0002965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ource_20_Text">Ejercicio Práctico: Configuración de Servidor iSCSI (Ubuntu 24.04) y Cliente iSCSI (Rocky Linux)</text:span></text:p>
      <text:p text:style-name="Text_20_body"><text:span text:style-name="T1">Objetivo:</text:span> Crear un "disco" de almacenamiento en el servidor Ubuntu, exportarlo vía iSCSI, y luego conectar, descubrir y montar ese disco en el cliente Rocky Linux.</text:p>
      <text:p text:style-name="P13">Escenario: <text:span text:style-name="T3">(OJO!!!!! LAS DIRECCIONES IP SON EJEMPLOS “de clase”)</text:span></text:p>
      <text:list text:style-name="L6">
        <text:list-item>
          <text:p text:style-name="P17">Servidor iSCSI (Target):</text:p>
          <text:list>
            <text:list-item>
              <text:p text:style-name="P26"><text:span text:style-name="T1">Sistema Operativo:</text:span> Ubuntu 24.04 LTS</text:p>
            </text:list-item>
            <text:list-item>
              <text:p text:style-name="P26"><text:span text:style-name="T1">Hostname:</text:span> <text:span text:style-name="Source_20_Text">ubuntu</text:span></text:p>
            </text:list-item>
            <text:list-item>
              <text:p text:style-name="P26"><text:span text:style-name="T1">Dirección IP:</text:span> <text:span text:style-name="Source_20_Text">10.1.1.107</text:span></text:p>
            </text:list-item>
            <text:list-item>
              <text:p text:style-name="P26"><text:span text:style-name="T1">Disco a exportar:</text:span> Se creará un archivo que actuará como un disco virtual.</text:p>
            </text:list-item>
          </text:list>
        </text:list-item>
        <text:list-item>
          <text:p text:style-name="P17">Cliente iSCSI (Initiator):</text:p>
          <text:list>
            <text:list-item>
              <text:p text:style-name="P26"><text:span text:style-name="T1">Sistema Operativo:</text:span> Rocky Linux 10 (o similar, como CentOS/RHEL 9)</text:p>
            </text:list-item>
            <text:list-item>
              <text:p text:style-name="P26"><text:span text:style-name="T1">Hostname:</text:span> <text:span text:style-name="Source_20_Text">rocky10</text:span></text:p>
            </text:list-item>
            <text:list-item>
              <text:p text:style-name="P26"><text:span text:style-name="T1">Dirección IP:</text:span> <text:span text:style-name="Source_20_Text">10.1.1.108</text:span></text:p>
            </text:list-item>
          </text:list>
        </text:list-item>
      </text:list>
      <text:p text:style-name="P13">Requisitos Previos:</text:p>
      <text:list text:style-name="L7">
        <text:list-item>
          <text:p text:style-name="P27"><text:span text:style-name="T1">Máquinas Virtuales/Físicas:</text:span> Asegúrate de tener ambas máquinas (Ubuntu y Rocky Linux) funcionando y accesibles entre sí por red (puedes usar VirtualBox, VMware, KVM, etc.).</text:p>
        </text:list-item>
        <text:list-item>
          <text:p text:style-name="P27"><text:span text:style-name="T1">Conectividad de Red:</text:span> Verifica que el <text:span text:style-name="Source_20_Text">ping</text:span> funcione en ambas direcciones entre <text:span text:style-name="Source_20_Text">10.1.1.107</text:span> y <text:span text:style-name="Source_20_Text">10.1.1.108</text:span>.</text:p>
        </text:list-item>
        <text:list-item>
          <text:p text:style-name="P27"><text:span text:style-name="T1">Acceso de Superusuario (sudo):</text:span> Tendrás que ejecutar comandos con <text:span text:style-name="Source_20_Text">sudo</text:span> en ambas máquinas.</text:p>
        </text:list-item>
      </text:list>
      <text:list text:style-name="L1">
        <text:list-item>
          <text:p text:style-name="P11"><text:span text:style-name="Source_20_Text"/></text:p>
        </text:list-item>
      </text:list>
      <text:p text:style-name="Horizontal_20_Line"/>
      <text:h text:style-name="Heading_20_3" text:outline-level="3"><text:span text:style-name="T1">Parte 1: Configuración del Servidor iSCSI (Ubuntu 24.04 LTS - </text:span><text:span text:style-name="Source_20_Text"><text:span text:style-name="T1">10.1.1.107</text:span></text:span><text:span text:style-name="T1">)</text:span></text:h>
      <text:p text:style-name="Text_20_body">En esta parte, configuraremos el servidor iSCSI usando <text:span text:style-name="Source_20_Text">targetcli</text:span>.</text:p>
      <text:list text:style-name="L3">
        <text:list-item>
          <text:p text:style-name="P14">Actualizar el sistema e instalar el software iSCSI Target:</text:p>
          <text:p text:style-name="P20"/>
          <text:p text:style-name="P2"><text:span text:style-name="Source_20_Text">sudo apt update</text:span></text:p>
          <text:p text:style-name="P2"><text:span text:style-name="Source_20_Text">sudo apt upgrade -y</text:span></text:p>
          <text:p text:style-name="P3"><text:soft-page-break/><text:span text:style-name="Source_20_Text">sudo apt install -y targetcli-fb</text:span></text:p>
        </text:list-item>
        <text:list-item>
          <text:p text:style-name="P19"><text:span text:style-name="T1">Crear el "Backstore" (el disco virtual que se exportará):</text:span> Vamos a crear un archivo en el sistema de archivos del servidor que actuará como el disco iSCSI. Este es un enfoque común para entornos de prueba o cuando no tienes un LVM o disco físico dedicado.</text:p>
          <text:p text:style-name="P20"/>
          <text:p text:style-name="P2"><text:span text:style-name="Source_20_Text">sudo mkdir /iscsi_disks</text:span></text:p>
          <text:p text:style-name="P3"><text:span text:style-name="Source_20_Text">sudo dd if=/dev/zero of=/iscsi_disks/disk1.img bs=1M count=2048 # Crea un archivo de 2GB</text:span></text:p>
          <text:list>
            <text:list-item>
              <text:p text:style-name="P19"><text:span text:style-name="Source_20_Text">if=/dev/zero</text:span>: Fuente de datos (ceros).</text:p>
            </text:list-item>
            <text:list-item>
              <text:p text:style-name="P19"><text:span text:style-name="Source_20_Text">of=/iscsi_disks/disk1.img</text:span>: Archivo de salida (nuestro "disco").</text:p>
            </text:list-item>
            <text:list-item>
              <text:p text:style-name="P19"><text:span text:style-name="Source_20_Text">bs=1M</text:span>: Tamaño de bloque de 1 Megabyte.</text:p>
            </text:list-item>
            <text:list-item>
              <text:p text:style-name="P19"><text:span text:style-name="Source_20_Text">count=2048</text:span>: 2048 bloques, lo que resulta en 2048 MB (2 GB).</text:p>
            </text:list-item>
          </text:list>
        </text:list-item>
        <text:list-item>
          <text:p text:style-name="P19"><text:span text:style-name="T1">Configurar el Target iSCSI con </text:span><text:span text:style-name="Source_20_Text"><text:span text:style-name="T1">targetcli</text:span></text:span><text:span text:style-name="T1">:</text:span> Inicia la utilidad <text:span text:style-name="Source_20_Text">targetcli</text:span>:</text:p>
          <text:p text:style-name="P20"/>
          <text:p text:style-name="P3"><text:span text:style-name="Source_20_Text">sudo targetcli</text:span></text:p>
          <text:p text:style-name="P19">Ahora, dentro del shell de <text:span text:style-name="Source_20_Text">targetcli</text:span>, sigue estos pasos:</text:p>
          <text:list>
            <text:list-item>
              <text:p text:style-name="P19"><text:span text:style-name="T1">Navegar a </text:span><text:span text:style-name="Source_20_Text"><text:span text:style-name="T1">/backstores/fileio</text:span></text:span><text:span text:style-name="T1"> y crear un backstore:</text:span></text:p>
              <text:p text:style-name="P4"><text:span text:style-name="Source_20_Text">cd /backstores/fileio</text:span></text:p>
              <text:p text:style-name="P3"><text:span text:style-name="Source_20_Text">create disk1 /iscsi_disks/disk1.img</text:span></text:p>
              <text:list>
                <text:list-item>
                  <text:p text:style-name="P19"><text:span text:style-name="Source_20_Text">disk1</text:span>: Nombre que le das a tu backstore (referencia interna).</text:p>
                </text:list-item>
                <text:list-item>
                  <text:p text:style-name="P19"><text:span text:style-name="Source_20_Text">/iscsi_disks/disk1.img</text:span>: Ruta al archivo que creaste.</text:p>
                </text:list-item>
              </text:list>
            </text:list-item>
            <text:list-item>
              <text:p text:style-name="P14">Crear un iSCSI Target (un nombre único para tu servicio iSCSI):</text:p>
              <text:p text:style-name="P4"><text:span text:style-name="Source_20_Text">cd /iscsi</text:span></text:p>
              <text:p text:style-name="P3"><text:span text:style-name="Source_20_Text">create</text:span></text:p>
              <text:p text:style-name="P19">Esto creará un IQN (iSCSI Qualified Name) único, algo como <text:span text:style-name="Source_20_Text">iqn.2003-01.org.linux-iscsi.ubuntu.x8664:sn.xxxxxx</text:span>. Anota este IQN, lo necesitarás en el cliente. Si no se genera automáticamente, puedes usar <text:span text:style-name="Source_20_Text">create iqn.2025-07.com.example:ubuntu-target01</text:span>.</text:p>
            </text:list-item>
            <text:list-item>
              <text:p text:style-name="P14">Crear un LUN (Logical Unit Number) y asignarlo al backstore:</text:p>
              <text:p text:style-name="P4"><text:span text:style-name="Source_20_Text">cd iqn.2003-01.org.linux-iscsi.ubuntu.x8664:sn.xxxxxx/tpg1/luns <text:s/># Usa tu IQN completo aquí</text:span></text:p>
              <text:p text:style-name="P3"><text:span text:style-name="Source_20_Text">create /backstores/fileio/disk1</text:span></text:p>
            </text:list-item>
            <text:list-item>
              <text:p text:style-name="P19"><text:span text:style-name="T1">Crear un ACL (Access Control List) para el iniciador del cliente:</text:span> Necesitamos el IQN del iniciador del cliente. Lo crearemos y lo configuraremos en el cliente más adelante. Por ahora, crearemos una entrada genérica.</text:p>
              <text:p text:style-name="P4"><text:span text:style-name="Source_20_Text">cd iqn.2003-01.org.linux-iscsi.ubuntu.x8664:sn.xxxxxx/tpg1/acls</text:span></text:p>
              <text:p text:style-name="P3"><text:soft-page-break/><text:span text:style-name="Source_20_Text">create iqn.2005-03.org.open-iscsi:rocky-client01 # Este es un IQN de ejemplo para el cliente, lo usaremos en Rocky</text:span></text:p>
              <text:p text:style-name="P19"><text:span text:style-name="T1">Importante:</text:span> Más tarde, en la parte del cliente, copiaremos el IQN real generado por Rocky Linux y si es diferente, volveremos a este punto para actualizarlo o crear uno nuevo. Para este ejercicio, usaremos <text:span text:style-name="Source_20_Text">iqn.2005-03.org.open-iscsi:rocky-client01</text:span> como base.</text:p>
            </text:list-item>
            <text:list-item>
              <text:p text:style-name="P14">Configurar el puerto de escucha (normalmente 3260):</text:p>
              <text:p text:style-name="P4"><text:span text:style-name="Source_20_Text">cd iqn.2003-01.org.linux-iscsi.ubuntu.x8664:sn.xxxxxx/tpg1/portal</text:span></text:p>
              <text:p text:style-name="P3"><text:span text:style-name="Source_20_Text">create 10.1.1.107 3260</text:span></text:p>
              <text:p text:style-name="P19">Esto le dice al target que escuche en la IP del servidor.</text:p>
            </text:list-item>
            <text:list-item>
              <text:p text:style-name="P14">Guardar la configuración y salir:</text:p>
              <text:p text:style-name="P4"><text:span text:style-name="Source_20_Text">saveconfig</text:span></text:p>
              <text:p text:style-name="P3"><text:span text:style-name="Source_20_Text">exit</text:span></text:p>
            </text:list-item>
          </text:list>
        </text:list-item>
        <text:list-item>
          <text:p text:style-name="P14">Permitir el tráfico iSCSI a través del firewall (UFW):</text:p>
          <text:p text:style-name="P20"/>
          <text:p text:style-name="P2"><text:span text:style-name="Source_20_Text">sudo ufw allow 3260/tcp</text:span></text:p>
          <text:p text:style-name="P2"><text:span text:style-name="Source_20_Text">sudo ufw reload</text:span></text:p>
          <text:p text:style-name="P3"><text:span text:style-name="Source_20_Text">sudo ufw status</text:span></text:p>
          <text:p text:style-name="P19">Asegúrate de que el puerto 3260 esté permitido.</text:p>
        </text:list-item>
        <text:list-item>
          <text:p text:style-name="P14">Verificar el estado del servicio target:</text:p>
          <text:p text:style-name="P20"/>
          <text:p text:style-name="P3"><text:span text:style-name="Source_20_Text">sudo systemctl status target</text:span></text:p>
          <text:p text:style-name="P19">Debería estar <text:span text:style-name="Source_20_Text">active (running)</text:span>.</text:p>
        </text:list-item>
      </text:list>
      <text:p text:style-name="Horizontal_20_Line"/>
      <text:h text:style-name="Heading_20_3" text:outline-level="3"><text:span text:style-name="T1">Parte 2: Configuración del Cliente iSCSI (Rocky Linux 10 - </text:span><text:span text:style-name="Source_20_Text"><text:span text:style-name="T1">10.1.1.108</text:span></text:span><text:span text:style-name="T1">)</text:span></text:h>
      <text:p text:style-name="Text_20_body">En esta parte, conectaremos el cliente al servidor iSCSI.</text:p>
      <text:list text:style-name="L4">
        <text:list-item>
          <text:p text:style-name="P15">Actualizar el sistema e instalar el software iSCSI Initiator:</text:p>
          <text:p text:style-name="P22"/>
          <text:p text:style-name="P5"><text:span text:style-name="Source_20_Text">sudo dnf update -y</text:span></text:p>
          <text:p text:style-name="P6"><text:span text:style-name="Source_20_Text">sudo dnf install -y iscsi-initiator-utils</text:span></text:p>
        </text:list-item>
        <text:list-item>
          <text:p text:style-name="P21"><text:span text:style-name="T1">Obtener el IQN del iniciador del cliente:</text:span> Este archivo contiene el IQN único de tu cliente Rocky Linux.</text:p>
          <text:p text:style-name="P22"/>
          <text:p text:style-name="P6"><text:span text:style-name="Source_20_Text">sudo cat /etc/iscsi/initiatorname.iscsi</text:span></text:p>
          <text:p text:style-name="P21"><text:soft-page-break/>Debería mostrar algo como <text:span text:style-name="Source_20_Text">InitiatorName=iqn.2005-03.org.open-iscsi:xxxxxxx</text:span>. <text:span text:style-name="T1">¡ATENCIÓN!</text:span> Si este IQN es diferente de <text:span text:style-name="Source_20_Text">iqn.2005-03.org.open-iscsi:rocky-client01</text:span> (el que usamos en el servidor), <text:span text:style-name="T1">vuelve al servidor Ubuntu (Parte 1, Paso 3, sub-paso "Crear un ACL") y actualiza el ACL con el IQN real de tu cliente Rocky Linux</text:span>. Es crucial que coincidan.</text:p>
        </text:list-item>
        <text:list-item>
          <text:p text:style-name="P15">Descubrir los targets iSCSI disponibles en el servidor:</text:p>
          <text:p text:style-name="P22"/>
          <text:p text:style-name="P6"><text:span text:style-name="Source_20_Text">sudo iscsiadm -m discovery -t sendtargets -p 10.1.1.107:3260</text:span></text:p>
          <text:p text:style-name="P21">Deberías ver una salida similar a: <text:span text:style-name="Source_20_Text">10.1.1.107:3260,1 iqn.2003-01.org.linux-iscsi.ubuntu.x8664:sn.xxxxxx</text:span> (el IQN de tu target).</text:p>
        </text:list-item>
        <text:list-item>
          <text:p text:style-name="P15">Conectarse al target iSCSI:</text:p>
          <text:p text:style-name="P22"/>
          <text:p text:style-name="P6"><text:span text:style-name="Source_20_Text">sudo iscsiadm -m node -T iqn.2003-01.org.linux-iscsi.ubuntu.x8664:sn.xxxxxx -p 10.1.1.107:3260 --login</text:span></text:p>
          <text:list>
            <text:list-item>
              <text:p text:style-name="P21">Reemplaza <text:span text:style-name="Source_20_Text">iqn.2003-01.org.linux-iscsi.ubuntu.x8664:sn.xxxxxx</text:span> con el IQN real de tu target del servidor Ubuntu.</text:p>
            </text:list-item>
          </text:list>
        </text:list-item>
        <text:list-item>
          <text:p text:style-name="P21"><text:span text:style-name="T1">Verificar que el "disco" iSCSI sea reconocido por el sistema:</text:span> Después de la conexión, el sistema operativo cliente debería ver un nuevo dispositivo de bloque.</text:p>
          <text:p text:style-name="P22"/>
          <text:p text:style-name="P6"><text:span text:style-name="Source_20_Text">lsblk</text:span></text:p>
          <text:p text:style-name="P21">Busca un nuevo dispositivo, probablemente <text:span text:style-name="Source_20_Text">/dev/sdb</text:span> o <text:span text:style-name="Source_20_Text">/dev/sdc</text:span>, con un tamaño de 2GB.</text:p>
        </text:list-item>
        <text:list-item>
          <text:p text:style-name="P21"><text:span text:style-name="T1">Crear una partición y formatear el disco iSCSI:</text:span> Vamos a crear una partición simple y formatearla con ext4.</text:p>
          <text:p text:style-name="P22"/>
          <text:p text:style-name="P6"><text:span text:style-name="Source_20_Text">sudo fdisk /dev/sdb # o el dispositivo correcto, ej. /dev/sdc</text:span></text:p>
          <text:p text:style-name="P21">Dentro de <text:span text:style-name="Source_20_Text">fdisk</text:span>:</text:p>
          <text:list>
            <text:list-item>
              <text:p text:style-name="P21">Presiona <text:span text:style-name="Source_20_Text">n</text:span> para nueva partición.</text:p>
            </text:list-item>
            <text:list-item>
              <text:p text:style-name="P21">Presiona <text:span text:style-name="Source_20_Text">p</text:span> para primaria.</text:p>
            </text:list-item>
            <text:list-item>
              <text:p text:style-name="P21">Presiona <text:span text:style-name="Source_20_Text">1</text:span> para el número de partición (o acepta el predeterminado).</text:p>
            </text:list-item>
            <text:list-item>
              <text:p text:style-name="P21">Acepta los valores predeterminados para el primer y último sector (usará todo el disco).</text:p>
            </text:list-item>
            <text:list-item>
              <text:p text:style-name="P21">Presiona <text:span text:style-name="Source_20_Text">w</text:span> para escribir los cambios y salir.</text:p>
            </text:list-item>
          </text:list>
          <text:p text:style-name="P21">Ahora formatea la nueva partición:</text:p>
          <text:p text:style-name="P22"><text:soft-page-break/></text:p>
          <text:p text:style-name="P6"><text:span text:style-name="Source_20_Text">sudo mkfs.ext4 /dev/sdb1 # O /dev/sdc1</text:span></text:p>
        </text:list-item>
        <text:list-item>
          <text:p text:style-name="P21"><text:span text:style-name="T1">Montar el disco iSCSI:</text:span> Crea un punto de montaje y monta el disco.</text:p>
          <text:p text:style-name="P22"/>
          <text:p text:style-name="P5"><text:span text:style-name="Source_20_Text">sudo mkdir /mnt/iscsi_storage</text:span></text:p>
          <text:p text:style-name="P6"><text:span text:style-name="Source_20_Text">sudo mount /dev/sdb1 /mnt/iscsi_storage # O /dev/sdc1</text:span></text:p>
        </text:list-item>
        <text:list-item>
          <text:p text:style-name="P15">Verificar el montaje y escribir algo:</text:p>
          <text:p text:style-name="P22"/>
          <text:p text:style-name="P5"><text:span text:style-name="Source_20_Text">df -h /mnt/iscsi_storage</text:span></text:p>
          <text:p text:style-name="P5"><text:span text:style-name="Source_20_Text">echo "¡Hola desde el disco iSCSI!" | sudo tee /mnt/iscsi_storage/test_file.txt</text:span></text:p>
          <text:p text:style-name="P6"><text:span text:style-name="Source_20_Text">ls -l /mnt/iscsi_storage/</text:span></text:p>
        </text:list-item>
        <text:list-item>
          <text:p text:style-name="P21"><text:span text:style-name="T1">Configurar el montaje automático (opcional, pero recomendado para persistencia):</text:span> Para que el disco iSCSI se monte automáticamente después de un reinicio, necesitas añadirlo a <text:span text:style-name="Source_20_Text">/etc/fstab</text:span>. Sin embargo, es crucial que el iniciador iSCSI se conecte <text:span text:style-name="T2">antes</text:span> de que el sistema intente montar el disco. Esto se logra con la opción <text:span text:style-name="Source_20_Text">_netdev</text:span>.</text:p>
          <text:p text:style-name="P21">Primero, obtén el UUID del sistema de archivos recién creado:</text:p>
          <text:p text:style-name="P22"/>
          <text:p text:style-name="P6"><text:span text:style-name="Source_20_Text">sudo blkid /dev/sdb1 # O /dev/sdc1</text:span></text:p>
          <text:p text:style-name="P21">Copia el <text:span text:style-name="Source_20_Text">UUID="XXXXXXXX-XXXX-XXXX-XXXX-XXXXXXXXXXXX"</text:span>.</text:p>
          <text:p text:style-name="P21">Edita <text:span text:style-name="Source_20_Text">/etc/fstab</text:span>:</text:p>
          <text:p text:style-name="P22"/>
          <text:p text:style-name="P6"><text:span text:style-name="Source_20_Text">sudo vi /etc/fstab</text:span></text:p>
          <text:p text:style-name="P21">Añade la siguiente línea al final del archivo, reemplazando el UUID con el tuyo:</text:p>
          <text:p text:style-name="P7"><text:span text:style-name="Source_20_Text">UUID=XXXXXXXX-XXXX-XXXX-XXXX-XXXXXXXXXXXX /mnt/iscsi_storage ext4 _netdev 0 0</text:span></text:p>
          <text:list>
            <text:list-item>
              <text:p text:style-name="P21"><text:span text:style-name="Source_20_Text">_netdev</text:span>: Indica que este es un dispositivo de red y debe ser montado después de que la red esté activa.</text:p>
            </text:list-item>
          </text:list>
          <text:p text:style-name="P21">Para probar que el <text:span text:style-name="Source_20_Text">fstab</text:span> funciona sin reiniciar:</text:p>
          <text:p text:style-name="P22"/>
          <text:p text:style-name="P5"><text:span text:style-name="Source_20_Text">sudo umount /mnt/iscsi_storage</text:span></text:p>
          <text:p text:style-name="P5"><text:span text:style-name="Source_20_Text">sudo mount -a</text:span></text:p>
          <text:p text:style-name="P6"><text:span text:style-name="Source_20_Text">df -h /mnt/iscsi_storage</text:span></text:p>
          <text:p text:style-name="P21">Si no hay errores, el montaje automático está configurado correctamente.</text:p>
        </text:list-item>
      </text:list>
      <text:p text:style-name="Horizontal_20_Line"/>
      <text:h text:style-name="P1" text:outline-level="3"><text:soft-page-break/>Verificación Final y Desconexión (Opcional):</text:h>
      <text:list text:style-name="L5">
        <text:list-item>
          <text:p text:style-name="P16">En el cliente (Rocky Linux):</text:p>
          <text:list>
            <text:list-item>
              <text:p text:style-name="P23">Puedes desconectar un target:</text:p>
              <text:p text:style-name="P24"/>
              <text:p text:style-name="P9"><text:span text:style-name="Source_20_Text">sudo iscsiadm -m node -T iqn.2003-01.org.linux-iscsi.ubuntu.x8664:sn.xxxxxx -p 10.1.1.107:3260 --logout</text:span></text:p>
              <text:p text:style-name="P23">Luego <text:span text:style-name="Source_20_Text">lsblk</text:span> y <text:span text:style-name="Source_20_Text">df -h</text:span> mostrarán que el disco ha desaparecido.</text:p>
            </text:list-item>
            <text:list-item>
              <text:p text:style-name="P23">Para eliminar la configuración de un target descubierto:</text:p>
              <text:p text:style-name="P24"/>
              <text:p text:style-name="P9"><text:span text:style-name="Source_20_Text">sudo iscsiadm -m node -o delete -T iqn.2003-01.org.linux-iscsi.ubuntu.x8664:sn.xxxxxx -p 10.1.1.107:3260</text:span></text:p>
            </text:list-item>
          </text:list>
        </text:list-item>
        <text:list-item>
          <text:p text:style-name="P16">En el servidor (Ubuntu):</text:p>
          <text:list>
            <text:list-item>
              <text:p text:style-name="P23">Para entrar en <text:span text:style-name="Source_20_Text">targetcli</text:span> y eliminar la configuración (con precaución):</text:p>
              <text:p text:style-name="P24"/>
              <text:p text:style-name="P9"><text:span text:style-name="Source_20_Text">sudo targetcli</text:span></text:p>
              <text:p text:style-name="P10"><text:span text:style-name="Source_20_Text">cd /iscsi</text:span></text:p>
              <text:p text:style-name="P8"><text:span text:style-name="Source_20_Text">delete iqn.2003-01.org.linux-iscsi.ubuntu.x8664:sn.xxxxxx # Reemplaza con tu IQN</text:span></text:p>
              <text:p text:style-name="P8"><text:span text:style-name="Source_20_Text">saveconfig</text:span></text:p>
              <text:p text:style-name="P9"><text:span text:style-name="Source_20_Text">exit</text:span></text:p>
              <text:p text:style-name="P25">Esto eliminará el target y sus LUNs/ACLs asociados.</text:p>
            </text:list-item>
            <text:list-item>
              <text:p text:style-name="P23">Luego, puedes eliminar el archivo del backstore:</text:p>
              <text:p text:style-name="P24"/>
              <text:p text:style-name="P8"><text:span text:style-name="Source_20_Text">sudo rm /iscsi_disks/disk1.img</text:span></text:p>
              <text:p text:style-name="P9"><text:span text:style-name="Source_20_Text">sudo rmdir /iscsi_disks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6T15:18:23.590160580</meta:creation-date>
    <dc:date>2025-07-06T15:24:00.709780177</dc:date>
    <meta:editing-duration>PT5M38S</meta:editing-duration>
    <meta:editing-cycles>1</meta:editing-cycles>
    <meta:document-statistic meta:table-count="0" meta:image-count="0" meta:object-count="0" meta:page-count="6" meta:paragraph-count="134" meta:word-count="1204" meta:character-count="7976" meta:non-whitespace-character-count="6984"/>
    <meta:generator>LibreOffice/24.2.2.2$Linux_X86_64 LibreOffice_project/d56cc158d8a96260b836f100ef4b4ef25d6f1a01</meta:generator>
  </office:meta>
</office:document-meta>
</file>